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1.384cm" fo:min-width="8.923cm" fo:padding-top="0cm" fo:padding-bottom="0cm" fo:padding-left="0cm" fo:padding-right="0cm" loext:decorative="false"/>
      <style:paragraph-properties style:writing-mode="lr-tb"/>
    </style:style>
    <style:style style:name="gr2" style:family="graphic" style:parent-style-name="standard">
      <style:graphic-properties draw:stroke="none" draw:fill="none" draw:textarea-horizontal-align="left" draw:textarea-vertical-align="top" draw:auto-grow-height="true" draw:auto-grow-width="true" fo:min-height="0.49cm" fo:min-width="0.332cm" fo:padding-top="0cm" fo:padding-bottom="0cm" fo:padding-left="0cm" fo:padding-right="0cm" loext:decorative="false"/>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0.49cm" fo:min-width="4.625cm" fo:padding-top="0cm" fo:padding-bottom="0cm" fo:padding-left="0cm" fo:padding-right="0cm" loext:decorative="false"/>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49cm" fo:min-width="2.366cm" fo:padding-top="0cm" fo:padding-bottom="0cm" fo:padding-left="0cm" fo:padding-right="0cm" loext:decorative="false"/>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49cm" fo:min-width="4.332cm" fo:padding-top="0cm" fo:padding-bottom="0cm" fo:padding-left="0cm" fo:padding-right="0cm" loext:decorative="false"/>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623cm" fo:min-width="4.448cm" fo:padding-top="0cm" fo:padding-bottom="0cm" fo:padding-left="0cm" fo:padding-right="0cm" loext:decorative="false"/>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623cm" fo:min-width="5.228cm" fo:padding-top="0cm" fo:padding-bottom="0cm" fo:padding-left="0cm" fo:padding-right="0cm" loext:decorative="false"/>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49cm" fo:min-width="3.051cm" fo:padding-top="0cm" fo:padding-bottom="0cm" fo:padding-left="0cm" fo:padding-right="0cm" loext:decorative="false"/>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978cm" fo:min-width="6.674cm" fo:padding-top="0cm" fo:padding-bottom="0cm" fo:padding-left="0cm" fo:padding-right="0cm" loext:decorative="false"/>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1.467cm" fo:min-width="20.157cm" fo:padding-top="0cm" fo:padding-bottom="0cm" fo:padding-left="0cm" fo:padding-right="0cm" loext:decorative="false"/>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623cm" fo:min-width="1.75cm" fo:padding-top="0cm" fo:padding-bottom="0cm" fo:padding-left="0cm" fo:padding-right="0cm" loext:decorative="false"/>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623cm" fo:min-width="2.771cm" fo:padding-top="0cm" fo:padding-bottom="0cm" fo:padding-left="0cm" fo:padding-right="0cm" loext:decorative="false"/>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623cm" fo:min-width="6.319cm" fo:padding-top="0cm" fo:padding-bottom="0cm" fo:padding-left="0cm" fo:padding-right="0cm" loext:decorative="false"/>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978cm" fo:min-width="5.823cm" fo:padding-top="0cm" fo:padding-bottom="0cm" fo:padding-left="0cm" fo:padding-right="0cm" loext:decorative="false"/>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49cm" fo:min-width="7.62cm" fo:padding-top="0cm" fo:padding-bottom="0cm" fo:padding-left="0cm" fo:padding-right="0cm" loext:decorative="false"/>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49cm" fo:min-width="6.471cm" fo:padding-top="0cm" fo:padding-bottom="0cm" fo:padding-left="0cm" fo:padding-right="0cm" loext:decorative="false"/>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623cm" fo:min-width="5.206cm" fo:padding-top="0cm" fo:padding-bottom="0cm" fo:padding-left="0cm" fo:padding-right="0cm" loext:decorative="false"/>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49cm" fo:min-width="3.919cm" fo:padding-top="0cm" fo:padding-bottom="0cm" fo:padding-left="0cm" fo:padding-right="0cm" loext:decorative="false"/>
      <style:paragraph-properties style:writing-mode="lr-tb"/>
    </style:style>
    <style:style style:name="gr19" style:family="graphic" style:parent-style-name="standard">
      <style:graphic-properties draw:stroke="none" draw:fill="solid" draw:fill-color="#a96366" loext:decorative="false"/>
    </style:style>
    <style:style style:name="gr20" style:family="graphic" style:parent-style-name="standard">
      <style:graphic-properties draw:stroke="none" draw:fill="none" draw:textarea-horizontal-align="left" draw:textarea-vertical-align="top" draw:auto-grow-height="true" draw:auto-grow-width="true" fo:min-height="0.49cm" fo:min-width="3.902cm" fo:padding-top="0cm" fo:padding-bottom="0cm" fo:padding-left="0cm" fo:padding-right="0cm" loext:decorative="false"/>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623cm" fo:min-width="13.679cm" fo:padding-top="0cm" fo:padding-bottom="0cm" fo:padding-left="0cm" fo:padding-right="0cm" loext:decorative="false"/>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49cm" fo:min-width="8.746cm" fo:padding-top="0cm" fo:padding-bottom="0cm" fo:padding-left="0cm" fo:padding-right="0cm" loext:decorative="false"/>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49cm" fo:min-width="6.492cm" fo:padding-top="0cm" fo:padding-bottom="0cm" fo:padding-left="0cm" fo:padding-right="0cm" loext:decorative="false"/>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49cm" fo:min-width="6.027cm" fo:padding-top="0cm" fo:padding-bottom="0cm" fo:padding-left="0cm" fo:padding-right="0cm" loext:decorative="false"/>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49cm" fo:min-width="4.31cm" fo:padding-top="0cm" fo:padding-bottom="0cm" fo:padding-left="0cm" fo:padding-right="0cm" loext:decorative="false"/>
      <style:paragraph-properties style:writing-mode="lr-tb"/>
    </style:style>
    <style:style style:name="gr26" style:family="graphic" style:parent-style-name="standard">
      <style:graphic-properties draw:stroke="none" svg:stroke-color="#000000" draw:fill="none" draw:fill-color="#ffffff" draw:auto-grow-height="true" draw:auto-grow-width="false" fo:min-height="0.33cm" loext:decorative="false"/>
      <style:paragraph-properties style:writing-mode="lr-tb"/>
    </style:style>
    <style:style style:name="gr27" style:family="graphic" style:parent-style-name="standard">
      <style:graphic-properties draw:stroke="none" svg:stroke-color="#000000" draw:fill="none" draw:fill-color="#ffffff" draw:auto-grow-height="true" draw:auto-grow-width="false" fo:min-height="1.237cm" loext:decorative="false"/>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74cm" fo:min-width="14.387cm" fo:padding-top="0cm" fo:padding-bottom="0cm" fo:padding-left="0cm" fo:padding-right="0cm" loext:decorative="false"/>
      <style:paragraph-properties style:writing-mode="lr-tb"/>
    </style:style>
    <style:style style:name="P1" style:family="paragraph">
      <style:paragraph-properties fo:text-align="start" style:writing-mode="lr-tb"/>
      <style:text-properties fo:font-size="35pt"/>
    </style:style>
    <style:style style:name="P2" style:family="paragraph">
      <loext:graphic-properties draw:fill="none"/>
      <style:paragraph-properties fo:text-align="start"/>
      <style:text-properties fo:font-size="35pt" style:font-size-asian="25.5pt" style:font-size-complex="25.5pt"/>
    </style:style>
    <style:style style:name="P3" style:family="paragraph">
      <style:paragraph-properties fo:text-align="start" style:writing-mode="lr-tb"/>
      <style:text-properties fo:font-size="12.3999996185303pt"/>
    </style:style>
    <style:style style:name="P4" style:family="paragraph">
      <loext:graphic-properties draw:fill="none"/>
      <style:paragraph-properties fo:text-align="start"/>
      <style:text-properties fo:font-size="12.3999996185303pt" style:font-size-asian="9pt" style:font-size-complex="9pt"/>
    </style:style>
    <style:style style:name="P5" style:family="paragraph">
      <style:paragraph-properties fo:text-align="start" style:writing-mode="lr-tb"/>
      <style:text-properties fo:font-size="15.8000001907349pt"/>
    </style:style>
    <style:style style:name="P6" style:family="paragraph">
      <loext:graphic-properties draw:fill="none"/>
      <style:paragraph-properties fo:text-align="start"/>
      <style:text-properties fo:font-size="15.8000001907349pt" style:font-size-asian="11.5pt" style:font-size-complex="11.5pt"/>
    </style:style>
    <style:style style:name="P7" style:family="paragraph">
      <loext:graphic-properties draw:fill="solid" draw:fill-color="#a96366"/>
    </style:style>
    <style:style style:name="P8" style:family="paragraph">
      <style:paragraph-properties fo:text-align="start" style:writing-mode="lr-tb"/>
      <style:text-properties fo:font-size="32.9000015258789pt"/>
    </style:style>
    <style:style style:name="P9" style:family="paragraph">
      <loext:graphic-properties draw:fill="none" draw:fill-color="#ffffff"/>
      <style:paragraph-properties fo:text-align="start"/>
      <style:text-properties fo:font-size="32.9000015258789pt"/>
    </style:style>
    <style:style style:name="T1" style:family="text">
      <style:text-properties fo:color="#a96366" loext:opacity="100%" style:font-name="Arial" fo:font-size="25.5pt" fo:font-weight="bold" style:font-name-asian="Arial" style:font-size-asian="25.5pt" style:font-weight-asian="bold" style:font-name-complex="Arial" style:font-size-complex="25.5pt" style:font-weight-complex="bold"/>
    </style:style>
    <style:style style:name="T2" style:family="text">
      <style:text-properties fo:color="#000000" loext:opacity="100%" style:font-name="Arial" fo:font-size="9pt" fo:font-weight="normal" style:font-name-asian="Arial" style:font-size-asian="9pt" style:font-weight-asian="normal" style:font-name-complex="Arial" style:font-size-complex="9pt" style:font-weight-complex="normal"/>
    </style:style>
    <style:style style:name="T3" style:family="text">
      <style:text-properties fo:color="#a96366" loext:opacity="100%" style:font-name="Arial" fo:font-size="11.5pt" fo:font-weight="bold" style:font-name-asian="Arial" style:font-size-asian="11.5pt" style:font-weight-asian="bold" style:font-name-complex="Arial" style:font-size-complex="11.5pt" style:font-weight-complex="bold"/>
    </style:style>
    <style:style style:name="T4" style:family="text">
      <style:text-properties fo:color="#2d2d2d" loext:opacity="100%" style:font-name="Arial" fo:font-size="11.5pt" fo:font-weight="bold" style:font-name-asian="Arial" style:font-size-asian="11.5pt" style:font-weight-asian="bold" style:font-name-complex="Arial" style:font-size-complex="11.5pt" style:font-weight-complex="bold"/>
    </style:style>
    <style:style style:name="T5" style:family="text">
      <style:text-properties fo:color="#767676" loext:opacity="100%" style:font-name="Arial" fo:font-size="9pt" fo:font-weight="normal" style:font-name-asian="Arial" style:font-size-asian="9pt" style:font-weight-asian="normal" style:font-name-complex="Arial" style:font-size-complex="9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frame draw:style-name="gr1" draw:text-style-name="P2" draw:layer="layout" svg:width="8.923cm" svg:height="1.384cm" svg:x="0.708cm" svg:y="0.732cm">
          <draw:text-box>
            <text:p text:style-name="P1"><text:span text:style-name="T1">ANTHONY GERDES</text:span></text:p>
          </draw:text-box>
        </draw:frame>
        <draw:frame draw:style-name="gr2" draw:text-style-name="P4" draw:layer="layout" svg:width="0.332cm" svg:height="0.49cm" svg:x="9.6cm" svg:y="1.458cm">
          <draw:text-box>
            <text:p text:style-name="P3"><text:span text:style-name="T2"><text:s text:c="2"/></text:span></text:p>
          </draw:text-box>
        </draw:frame>
        <draw:frame draw:style-name="gr3" draw:text-style-name="P4" draw:layer="layout" svg:width="4.625cm" svg:height="0.49cm" svg:x="0.654cm" svg:y="2.236cm">
          <draw:text-box>
            <text:p text:style-name="P3"><text:span text:style-name="T2">Castle Rock, Colorado, 80109 <text:s/></text:span></text:p>
          </draw:text-box>
        </draw:frame>
        <draw:frame draw:style-name="gr4" draw:text-style-name="P4" draw:layer="layout" svg:width="2.366cm" svg:height="0.49cm" svg:x="0.654cm" svg:y="2.991cm">
          <draw:text-box>
            <text:p text:style-name="P3"><text:span text:style-name="T2">(720) 815-5494 </text:span></text:p>
          </draw:text-box>
        </draw:frame>
        <draw:frame draw:style-name="gr5" draw:text-style-name="P4" draw:layer="layout" svg:width="4.332cm" svg:height="0.49cm" svg:x="0.655cm" svg:y="3.741cm">
          <draw:text-box>
            <text:p text:style-name="P3"><text:span text:style-name="T2">AnthonyGerdes@proton.me <text:s/></text:span></text:p>
          </draw:text-box>
        </draw:frame>
        <draw:frame draw:style-name="gr2" draw:text-style-name="P4" draw:layer="layout" svg:width="0.332cm" svg:height="0.49cm" svg:x="19.842cm" svg:y="4.989cm">
          <draw:text-box>
            <text:p text:style-name="P3"><text:span text:style-name="T2"><text:s text:c="2"/></text:span></text:p>
          </draw:text-box>
        </draw:frame>
        <draw:frame draw:style-name="gr6" draw:text-style-name="P6" draw:layer="layout" svg:width="4.448cm" svg:height="0.623cm" svg:x="0.646cm" svg:y="4.749cm">
          <draw:text-box>
            <text:p text:style-name="P5"><text:span text:style-name="T3">WORK EXPERIENCE <text:s/></text:span></text:p>
          </draw:text-box>
        </draw:frame>
        <draw:frame draw:style-name="gr2" draw:text-style-name="P4" draw:layer="layout" svg:width="0.332cm" svg:height="0.49cm" svg:x="19.933cm" svg:y="7.325cm">
          <draw:text-box>
            <text:p text:style-name="P3"><text:span text:style-name="T2"><text:s text:c="2"/></text:span></text:p>
          </draw:text-box>
        </draw:frame>
        <draw:frame draw:style-name="gr7" draw:text-style-name="P6" draw:layer="layout" svg:width="5.228cm" svg:height="0.623cm" svg:x="0.659cm" svg:y="5.595cm">
          <draw:text-box>
            <text:p text:style-name="P5"><text:span text:style-name="T4">IT Technician Work-Study</text:span></text:p>
          </draw:text-box>
        </draw:frame>
        <draw:frame draw:style-name="gr8" draw:text-style-name="P4" draw:layer="layout" svg:width="3.051cm" svg:height="0.49cm" svg:x="0.772cm" svg:y="6.218cm">
          <draw:text-box>
            <text:p text:style-name="P3"><text:span text:style-name="T5">08/2021 to 01/2024</text:span><text:span text:style-name="T2"> <text:s/></text:span></text:p>
          </draw:text-box>
        </draw:frame>
        <draw:frame draw:style-name="gr9" draw:text-style-name="P4" draw:layer="layout" svg:width="6.674cm" svg:height="0.978cm" svg:x="0.772cm" svg:y="6.55cm">
          <draw:text-box>
            <text:p text:style-name="P3"><text:span text:style-name="T2">Arapahoe Community College</text:span></text:p>
            <text:p text:style-name="P3"><text:span text:style-name="T2">Littleton, Colorado / Castle Rock, Colorado <text:s text:c="3"/></text:span></text:p>
          </draw:text-box>
        </draw:frame>
        <draw:frame draw:style-name="gr10" draw:text-style-name="P4" draw:layer="layout" svg:width="20.157cm" svg:height="1.467cm" svg:x="0.772cm" svg:y="7.382cm">
          <draw:text-box>
            <text:p text:style-name="P3"><text:span text:style-name="T2">In this position, I was responsible for supporting the MS265 Office suite, deploying Windows 10/11 images via SCCM, creating and updating </text:span></text:p>
            <text:p text:style-name="P3"><text:span text:style-name="T2">documentation, and assisting my team of systems administrators in their duties </text:span></text:p>
            <text:p text:style-name="P3"><text:span text:style-name="T2">(I mainly assisted our network and windows administrators in troubleshooting and solving related issues) <text:s/></text:span></text:p>
          </draw:text-box>
        </draw:frame>
        <draw:frame draw:style-name="gr11" draw:text-style-name="P6" draw:layer="layout" svg:width="1.75cm" svg:height="0.623cm" svg:x="0.606cm" svg:y="11.768cm">
          <draw:text-box>
            <text:p text:style-name="P5"><text:span text:style-name="T3">SKILLS <text:s/></text:span></text:p>
          </draw:text-box>
        </draw:frame>
        <draw:frame draw:style-name="gr2" draw:text-style-name="P4" draw:layer="layout" svg:width="0.332cm" svg:height="0.49cm" svg:x="20.018cm" svg:y="16.763cm">
          <draw:text-box>
            <text:p text:style-name="P3"><text:span text:style-name="T2"><text:s text:c="2"/></text:span></text:p>
          </draw:text-box>
        </draw:frame>
        <draw:frame draw:style-name="gr12" draw:text-style-name="P6" draw:layer="layout" svg:width="2.771cm" svg:height="0.623cm" svg:x="0.654cm" svg:y="13.995cm">
          <draw:text-box>
            <text:p text:style-name="P5"><text:span text:style-name="T3">EDUCATION <text:s/></text:span></text:p>
          </draw:text-box>
        </draw:frame>
        <draw:frame draw:style-name="gr2" draw:text-style-name="P4" draw:layer="layout" svg:width="0.332cm" svg:height="0.49cm" svg:x="13.22cm" svg:y="15.148cm">
          <draw:text-box>
            <text:p text:style-name="P3"><text:span text:style-name="T2"><text:s text:c="2"/></text:span></text:p>
          </draw:text-box>
        </draw:frame>
        <draw:frame draw:style-name="gr13" draw:text-style-name="P6" draw:layer="layout" svg:width="6.319cm" svg:height="0.623cm" svg:x="0.654cm" svg:y="16.174cm">
          <draw:text-box>
            <text:p text:style-name="P5"><text:span text:style-name="T4">Arapahoe Community College <text:s/></text:span></text:p>
          </draw:text-box>
        </draw:frame>
        <draw:frame draw:style-name="gr14" draw:text-style-name="P4" draw:layer="layout" svg:width="5.823cm" svg:height="0.978cm" svg:x="0.654cm" svg:y="16.646cm">
          <draw:text-box>
            <text:p text:style-name="P3"><text:span text:style-name="T2">- Associate’s Of Science - Cybersecurity </text:span></text:p>
            <text:p text:style-name="P3"><text:span text:style-name="T2"/></text:p>
          </draw:text-box>
        </draw:frame>
        <draw:frame draw:style-name="gr15" draw:text-style-name="P4" draw:layer="layout" svg:width="7.62cm" svg:height="0.49cm" svg:x="0.654cm" svg:y="16.977cm">
          <draw:text-box>
            <text:p text:style-name="P3"><text:span text:style-name="T2">- Computer Science -- Cisco Networking Technician <text:s/></text:span></text:p>
          </draw:text-box>
        </draw:frame>
        <draw:frame draw:style-name="gr16" draw:text-style-name="P4" draw:layer="layout" svg:width="6.471cm" svg:height="0.49cm" svg:x="0.654cm" svg:y="17.467cm">
          <draw:text-box>
            <text:p text:style-name="P3"><text:span text:style-name="T2">Castle Rock, Colorado </text:span><text:span text:style-name="T5">04/2019 to 05/2021</text:span><text:span text:style-name="T2"> <text:s/></text:span></text:p>
          </draw:text-box>
        </draw:frame>
        <draw:frame draw:style-name="gr17" draw:text-style-name="P6" draw:layer="layout" svg:width="5.206cm" svg:height="0.623cm" svg:x="0.654cm" svg:y="17.957cm">
          <draw:text-box>
            <text:p text:style-name="P5"><text:span text:style-name="T4">Castle View High School <text:s/></text:span></text:p>
          </draw:text-box>
        </draw:frame>
        <draw:frame draw:style-name="gr18" draw:text-style-name="P4" draw:layer="layout" svg:width="3.919cm" svg:height="0.49cm" svg:x="0.654cm" svg:y="18.421cm">
          <draw:text-box>
            <text:p text:style-name="P3"><text:span text:style-name="T2">High school or equivalent <text:s/></text:span></text:p>
          </draw:text-box>
        </draw:frame>
        <draw:polygon draw:style-name="gr19" draw:text-style-name="P7" draw:layer="layout" svg:width="20.204cm" svg:height="0.102cm" svg:x="0.646cm" svg:y="5.372cm" svg:viewBox="0 0 20205 103" draw:points="0,0 20205,0 20205,103 0,103">
          <text:p/>
        </draw:polygon>
        <draw:frame draw:style-name="gr20" draw:text-style-name="P4" draw:layer="layout" svg:width="3.902cm" svg:height="0.49cm" svg:x="0.654cm" svg:y="18.857cm">
          <draw:text-box>
            <text:p text:style-name="P3"><text:span text:style-name="T2">Engineering / Networking <text:s/></text:span></text:p>
          </draw:text-box>
        </draw:frame>
        <draw:frame draw:style-name="gr16" draw:text-style-name="P4" draw:layer="layout" svg:width="6.471cm" svg:height="0.49cm" svg:x="0.654cm" svg:y="19.292cm">
          <draw:text-box>
            <text:p text:style-name="P3"><text:span text:style-name="T2">Castle Rock, Colorado </text:span><text:span text:style-name="T5">08/2016 to 05/2021</text:span><text:span text:style-name="T2"> <text:s/></text:span></text:p>
          </draw:text-box>
        </draw:frame>
        <draw:frame draw:style-name="gr21" draw:text-style-name="P6" draw:layer="layout" svg:width="13.679cm" svg:height="0.623cm" svg:x="0.654cm" svg:y="14.526cm">
          <draw:text-box>
            <text:p text:style-name="P5"><text:span text:style-name="T4">Colorado State University - Pueblo / Arapahoe Community College <text:s/></text:span></text:p>
          </draw:text-box>
        </draw:frame>
        <draw:frame draw:style-name="gr22" draw:text-style-name="P4" draw:layer="layout" svg:width="8.746cm" svg:height="0.49cm" svg:x="0.654cm" svg:y="15.001cm">
          <draw:text-box>
            <text:p text:style-name="P3"><text:span text:style-name="T2">Bachelor Of Science - Computer Science / Cybersecurity <text:s text:c="3"/></text:span></text:p>
          </draw:text-box>
        </draw:frame>
        <draw:frame draw:style-name="gr23" draw:text-style-name="P4" draw:layer="layout" svg:width="6.492cm" svg:height="0.49cm" svg:x="0.654cm" svg:y="15.319cm">
          <draw:text-box>
            <text:p text:style-name="P3"><text:span text:style-name="T2">Castle Rock, Colorado / Littleton, Colorado <text:s/></text:span></text:p>
          </draw:text-box>
        </draw:frame>
        <draw:frame draw:style-name="gr24" draw:text-style-name="P4" draw:layer="layout" svg:width="6.027cm" svg:height="0.49cm" svg:x="0.654cm" svg:y="15.684cm">
          <draw:text-box>
            <text:p text:style-name="P3"><text:span text:style-name="T5">01/2021 to Present</text:span><text:span text:style-name="T2"> </text:span></text:p>
          </draw:text-box>
        </draw:frame>
        <draw:polygon draw:style-name="gr19" draw:text-style-name="P7" draw:layer="layout" svg:width="20.204cm" svg:height="0.102cm" svg:x="0.654cm" svg:y="19.782cm" svg:viewBox="0 0 20205 103" draw:points="0,0 20205,0 20205,103 0,103">
          <text:p/>
        </draw:polygon>
        <draw:polygon draw:style-name="gr19" draw:text-style-name="P7" draw:layer="layout" svg:width="20.319cm" svg:height="0.102cm" svg:x="0.615cm" svg:y="11.536cm" svg:viewBox="0 0 20320 103" draw:points="0,0 20320,0 20320,103 0,103">
          <text:p/>
        </draw:polygon>
        <draw:frame draw:style-name="gr25" draw:text-style-name="P4" draw:layer="layout" svg:width="4.31cm" svg:height="1.425cm" svg:x="0.654cm" svg:y="12.255cm">
          <draw:text-box>
            <text:p text:style-name="P3"><text:span text:style-name="T2">- Customer Service – 5 years</text:span></text:p>
            <text:p text:style-name="P3"><text:span text:style-name="T2">- Safety Adherence – 7 years</text:span></text:p>
            <text:p text:style-name="P3"><text:span text:style-name="T2">- Punctuality – 16 years</text:span></text:p>
            <text:p text:style-name="P3"><text:span text:style-name="T2">- Physical Labor – 7 years</text:span></text:p>
          </draw:text-box>
        </draw:frame>
        <draw:frame draw:style-name="gr26" draw:text-style-name="P9" draw:layer="layout" svg:width="5.324cm" svg:height="0.907cm" svg:x="0.635cm" svg:y="8.618cm">
          <draw:text-box>
            <text:p text:style-name="P8"><text:span text:style-name="T4">Set Construction – Lead</text:span></text:p>
            <text:p text:style-name="P8"><text:span text:style-name="T4"/></text:p>
          </draw:text-box>
        </draw:frame>
        <draw:frame draw:style-name="gr27" draw:text-style-name="P9" draw:layer="layout" svg:width="19.63cm" svg:height="1.237cm" svg:x="0.788cm" svg:y="10.279cm">
          <draw:text-box>
            <text:p text:style-name="P8"><text:span text:style-name="T2">- In this position, I was in charge of safety, material handling, and ensuring that the designs for our theatre’s set were accurately built to the designs of our set designer, Robert Scott, and that all crew were trained on our rigorous safety standards. We produced “Les Miserables”, “Mamma Mia!”, “Chicago”, “Marvin’s Room”, and “Noises Off”. </text:span></text:p>
          </draw:text-box>
        </draw:frame>
        <draw:frame draw:style-name="gr28" draw:text-style-name="P4" draw:layer="layout" svg:width="14.387cm" svg:height="1.425cm" svg:x="0.788cm" svg:y="9.128cm">
          <draw:text-box>
            <text:p text:style-name="P3"><text:span text:style-name="T2">07/2017 to 09/2017, 08/2018 to 03/2019, 08/2019 to 03/2020, 08/2020 to 03/2021, 08/2021 to 03/2022</text:span></text:p>
            <text:p text:style-name="P3"><text:span text:style-name="T2">Castle View High School</text:span></text:p>
            <text:p text:style-name="P3"><text:span text:style-name="T2">Castle Rock, Colorado</text:span></text:p>
            <text:p text:style-name="P3"><text:span text:style-name="T2"/></text:p>
          </draw:text-box>
        </draw:frame>
        <draw:polygon draw:style-name="gr19" draw:text-style-name="P7" draw:layer="layout" svg:width="20.204cm" svg:height="0.102cm" svg:x="0.655cm" svg:y="4.128cm" svg:viewBox="0 0 20205 103" draw:points="0,0 20205,0 20205,103 0,103">
          <text:p/>
        </draw:polygon>
        <draw:polygon draw:style-name="gr19" draw:text-style-name="P7" draw:layer="layout" svg:width="4.695cm" svg:height="0.102cm" svg:x="0.635cm" svg:y="8.515cm" svg:viewBox="0 0 4696 103" draw:points="0,0 4696,0 4696,103 0,103">
          <text:p/>
        </draw:polygon>
        <draw:polygon draw:style-name="gr19" draw:text-style-name="P7" draw:layer="layout" svg:width="20.319cm" svg:height="0.102cm" svg:x="0.654cm" svg:y="13.892cm" svg:viewBox="0 0 20320 103" draw:points="0,0 20320,0 20320,103 0,103">
          <text:p/>
        </draw:polygon>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35cm" fo:margin-bottom="0.635cm" fo:margin-left="0.635cm" fo:margin-right="0.63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master-page32"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print-date>2024-04-27T04:06:19.508000000</meta:print-date>
    <meta:printed-by>PDF files</meta:printed-by>
    <dc:date>2024-05-29T10:55:21.649000000</dc:date>
    <meta:editing-duration>PT10M3S</meta:editing-duration>
    <meta:editing-cycles>2</meta:editing-cycles>
    <meta:generator>LibreOffice/24.2.2.2$Windows_X86_64 LibreOffice_project/d56cc158d8a96260b836f100ef4b4ef25d6f1a01</meta:generator>
    <meta:document-statistic meta:object-count="38"/>
  </office:meta>
</office:document-meta>
</file>